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d178" officeooo:paragraph-rsid="0019d1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cemeber 1, 2015</text:p>
      <text:p text:style-name="P1"/>
      <text:p text:style-name="P1">open index.html file in chrome.</text:p>
      <text:p text:style-name="P1"/>
      <text:p text:style-name="P1">Still need video from Ray and his image;</text:p>
      <text:p text:style-name="P1">Need a blog post we can display from Ray and Andrew.</text:p>
      <text:p text:style-name="P1"/>
      <text:p text:style-name="P1">Need better pictures of advisors.</text:p>
      <text:p text:style-name="P1"/>
      <text:p text:style-name="P1">Functionality all works. Fine tuning mobile responsive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1T14:39:17.765461321</meta:creation-date>
    <dc:date>2015-12-01T14:42:30.611781187</dc:date>
    <meta:editing-duration>P0D</meta:editing-duration>
    <meta:editing-cycles>1</meta:editing-cycles>
    <meta:document-statistic meta:table-count="0" meta:image-count="0" meta:object-count="0" meta:page-count="1" meta:paragraph-count="6" meta:word-count="39" meta:character-count="227" meta:non-whitespace-character-count="194"/>
    <meta:generator>LibreOffice/4.2.4.2$Linux_X86_64 LibreOffice_project/420m0$Build-2</meta:generator>
  </office:meta>
</office:document-meta>
</file>